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hoice LDO's</text:h>
      <text:p text:style-name="Standard"/>
      <text:p text:style-name="Standard">The 3.3V ON <text:s/>LDO's are small and cheap. Still can be controlled. </text:p>
      <text:p text:style-name="Standard">150mA should be sufficient to drive a number of external I2C devices that have for standard operations currents <text:s/>&lt;&lt; 10mA </text:p>
      <text:p text:style-name="Standard"/>
      <text:h text:style-name="Heading_20_2" text:outline-level="2">PCA9517A buffer:</text:h>
      <text:p text:style-name="Standard">If the power on the external buffer is switched off the I2C lines will pull down and it will not be possible to control the MCP23009.</text:p>
      <text:p text:style-name="Standard">It is important that the LDO's and the I2C buffers are controlled by the same line, both high. </text:p>
      <text:p text:style-name="Standard"/>
      <text:p text:style-name="Standard">The PCA9571 can only drive 400pF. <text:s/>Consider to use in series a 82B715D bus extender. <text:line-break/>But the <text:s/>82B715D has no disable function. <text:s/>Didn't find a device that can do both. </text:p>
      <text:p text:style-name="Standard"/>
      <text:p text:style-name="Standard">PCA9515 was also considered as this has only one power supply but is an "old" <text:s/>device .</text:p>
      <text:p text:style-name="Standard">Check if the <text:s/>PCA9571 to replace the level shifter on the analogue board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3S</meta:editing-duration>
    <meta:editing-cycles>3</meta:editing-cycles>
    <meta:generator>OpenOffice/4.1.1$Win32 OpenOffice.org_project/411m6$Build-9775</meta:generator>
    <dc:date>2016-06-10T17:28:04.07</dc:date>
    <meta:document-statistic meta:table-count="0" meta:image-count="0" meta:object-count="0" meta:page-count="1" meta:paragraph-count="9" meta:word-count="140" meta:character-count="771"/>
    <dc:creator>Wim Beaumont</dc:creator>
    <meta:user-defined meta:name="Info 1"/>
    <meta:user-defined meta:name="Info 2"/>
    <meta:user-defined meta:name="Info 3"/>
    <meta:user-defined meta:name="Info 4"/>
  </office:meta>
</office:document-meta>
</file>